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3.086357355" calcext:value-type="float">
            <text:p>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79533195" calcext:value-type="float">
            <text:p>30,79533195</text:p>
          </table:table-cell>
          <table:table-cell office:value-type="float" office:value="1.222834628E-026" calcext:value-type="float">
            <text:p>1,22E-026</text:p>
          </table:table-cell>
          <table:table-cell office:value-type="float" office:value="3.10803175" calcext:value-type="float">
            <text:p>3,10803175</text:p>
          </table:table-cell>
          <table:table-cell table:style-name="ce2" table:formula="of:=([.E3]-[.E2])/[.E2]" office:value-type="float" office:value="0.00702264595669279" calcext:value-type="float">
            <text:p>0,0070226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808" calcext:value-type="float">
            <text:p>16808</text:p>
          </table:table-cell>
          <table:table-cell office:value-type="float" office:value="24.191782" calcext:value-type="float">
            <text:p>24,191782</text:p>
          </table:table-cell>
          <table:table-cell office:value-type="float" office:value="2.26352623E-021" calcext:value-type="float">
            <text:p>2,26E-021</text:p>
          </table:table-cell>
          <table:table-cell office:value-type="float" office:value="2.368572712" calcext:value-type="float">
            <text:p>2,36857271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808" calcext:value-type="float">
            <text:p>16808</text:p>
          </table:table-cell>
          <table:table-cell office:value-type="float" office:value="24.67440033" calcext:value-type="float">
            <text:p>24,67440033</text:p>
          </table:table-cell>
          <table:table-cell office:value-type="float" office:value="3.547840978E-020" calcext:value-type="float">
            <text:p>3,55E-020</text:p>
          </table:table-cell>
          <table:table-cell office:value-type="float" office:value="2.369646788" calcext:value-type="float">
            <text:p>2,369646788</text:p>
          </table:table-cell>
          <table:table-cell table:formula="of:=([.E5]-[.E4])/[.E4]" office:value-type="float" office:value="0.000453469718095632" calcext:value-type="float">
            <text:p>0,000453469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207" calcext:value-type="float">
            <text:p>17207</text:p>
          </table:table-cell>
          <table:table-cell office:value-type="float" office:value="26.05398369" calcext:value-type="float">
            <text:p>26,05398369</text:p>
          </table:table-cell>
          <table:table-cell office:value-type="float" office:value="1.371577456E-017" calcext:value-type="float">
            <text:p>1,37E-017</text:p>
          </table:table-cell>
          <table:table-cell office:value-type="float" office:value="1.973649859" calcext:value-type="float">
            <text:p>1,973649859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207" calcext:value-type="float">
            <text:p>17207</text:p>
          </table:table-cell>
          <table:table-cell office:value-type="float" office:value="25.47851944" calcext:value-type="float">
            <text:p>25,47851944</text:p>
          </table:table-cell>
          <table:table-cell office:value-type="float" office:value="1.527457823E-017" calcext:value-type="float">
            <text:p>1,53E-017</text:p>
          </table:table-cell>
          <table:table-cell office:value-type="float" office:value="1.975799561" calcext:value-type="float">
            <text:p>1,975799561</text:p>
          </table:table-cell>
          <table:table-cell table:style-name="ce3" table:formula="of:=([.E7]-[.E6])/[.E6]" office:value-type="float" office:value="0.00108920130396852" calcext:value-type="float">
            <text:p>0,001089201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396" calcext:value-type="float">
            <text:p>17396</text:p>
          </table:table-cell>
          <table:table-cell office:value-type="float" office:value="25.97276688" calcext:value-type="float">
            <text:p>25,97276688</text:p>
          </table:table-cell>
          <table:table-cell office:value-type="float" office:value="2.01272816E-016" calcext:value-type="float">
            <text:p>2,01E-016</text:p>
          </table:table-cell>
          <table:table-cell office:value-type="float" office:value="1.719273567" calcext:value-type="float">
            <text:p>1,71927356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396" calcext:value-type="float">
            <text:p>17396</text:p>
          </table:table-cell>
          <table:table-cell office:value-type="float" office:value="25.6374054" calcext:value-type="float">
            <text:p>25,6374054</text:p>
          </table:table-cell>
          <table:table-cell office:value-type="float" office:value="4.566499144E-016" calcext:value-type="float">
            <text:p>4,57E-016</text:p>
          </table:table-cell>
          <table:table-cell office:value-type="float" office:value="1.719700575" calcext:value-type="float">
            <text:p>1,719700575</text:p>
          </table:table-cell>
          <table:table-cell table:style-name="ce3" table:formula="of:=([.E9]-[.E8])/[.E8]" office:value-type="float" office:value="0.000248365360926852" calcext:value-type="float">
            <text:p>0,000248365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481" calcext:value-type="float">
            <text:p>17481</text:p>
          </table:table-cell>
          <table:table-cell office:value-type="float" office:value="25.7389698" calcext:value-type="float">
            <text:p>25,7389698</text:p>
          </table:table-cell>
          <table:table-cell office:value-type="float" office:value="0.00000000000004846411155" calcext:value-type="float">
            <text:p>4,85E-014</text:p>
          </table:table-cell>
          <table:table-cell office:value-type="float" office:value="1.53826654" calcext:value-type="float">
            <text:p>1,5382665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481" calcext:value-type="float">
            <text:p>17481</text:p>
          </table:table-cell>
          <table:table-cell office:value-type="float" office:value="25.65162277" calcext:value-type="float">
            <text:p>25,65162277</text:p>
          </table:table-cell>
          <table:table-cell office:value-type="float" office:value="9.625171652E-015" calcext:value-type="float">
            <text:p>9,63E-015</text:p>
          </table:table-cell>
          <table:table-cell office:value-type="float" office:value="1.538870692" calcext:value-type="float">
            <text:p>1,538870692</text:p>
          </table:table-cell>
          <table:table-cell table:style-name="ce3" table:formula="of:=([.E11]-[.E10])/[.E10]" office:value-type="float" office:value="0.000392748580489953" calcext:value-type="float">
            <text:p>0,000392748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546" calcext:value-type="float">
            <text:p>17546</text:p>
          </table:table-cell>
          <table:table-cell office:value-type="float" office:value="25.74503326" calcext:value-type="float">
            <text:p>25,74503326</text:p>
          </table:table-cell>
          <table:table-cell office:value-type="float" office:value="0.00000000000005513012871" calcext:value-type="float">
            <text:p>5,51E-014</text:p>
          </table:table-cell>
          <table:table-cell office:value-type="float" office:value="1.398638606" calcext:value-type="float">
            <text:p>1,39863860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546" calcext:value-type="float">
            <text:p>17546</text:p>
          </table:table-cell>
          <table:table-cell office:value-type="float" office:value="25.9759407" calcext:value-type="float">
            <text:p>25,9759407</text:p>
          </table:table-cell>
          <table:table-cell office:value-type="float" office:value="0.0000000000002629860576" calcext:value-type="float">
            <text:p>2,63E-013</text:p>
          </table:table-cell>
          <table:table-cell office:value-type="float" office:value="1.39835906" calcext:value-type="float">
            <text:p>1,39835906</text:p>
          </table:table-cell>
          <table:table-cell table:formula="of:=([.E13]-[.E12])/[.E12]" office:value-type="float" office:value="-0.000199870072798505" calcext:value-type="float">
            <text:p>-0,000199870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677" calcext:value-type="float">
            <text:p>17677</text:p>
          </table:table-cell>
          <table:table-cell office:value-type="float" office:value="26.01521301" calcext:value-type="float">
            <text:p>26,01521301</text:p>
          </table:table-cell>
          <table:table-cell office:value-type="float" office:value="0.000000000007161218233" calcext:value-type="float">
            <text:p>7,16E-012</text:p>
          </table:table-cell>
          <table:table-cell office:value-type="float" office:value="1.287845254" calcext:value-type="float">
            <text:p>1,28784525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677" calcext:value-type="float">
            <text:p>17677</text:p>
          </table:table-cell>
          <table:table-cell office:value-type="float" office:value="26.11834145" calcext:value-type="float">
            <text:p>26,11834145</text:p>
          </table:table-cell>
          <table:table-cell office:value-type="float" office:value="0.000000000001580632435" calcext:value-type="float">
            <text:p>1,58E-012</text:p>
          </table:table-cell>
          <table:table-cell office:value-type="float" office:value="1.287677646" calcext:value-type="float">
            <text:p>1,287677646</text:p>
          </table:table-cell>
          <table:table-cell table:formula="of:=([.E15]-[.E14])/[.E14]" office:value-type="float" office:value="-0.000130146071105473" calcext:value-type="float">
            <text:p>-0,000130146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877" calcext:value-type="float">
            <text:p>17877</text:p>
          </table:table-cell>
          <table:table-cell office:value-type="float" office:value="26.14847374" calcext:value-type="float">
            <text:p>26,14847374</text:p>
          </table:table-cell>
          <table:table-cell office:value-type="float" office:value="0.00000000001164881993" calcext:value-type="float">
            <text:p>1,16E-011</text:p>
          </table:table-cell>
          <table:table-cell office:value-type="float" office:value="1.198583603" calcext:value-type="float">
            <text:p>1,198583603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877" calcext:value-type="float">
            <text:p>17877</text:p>
          </table:table-cell>
          <table:table-cell office:value-type="float" office:value="26.17250443" calcext:value-type="float">
            <text:p>26,17250443</text:p>
          </table:table-cell>
          <table:table-cell office:value-type="float" office:value="0.00000000006834924293" calcext:value-type="float">
            <text:p>6,83E-011</text:p>
          </table:table-cell>
          <table:table-cell office:value-type="float" office:value="1.198570967" calcext:value-type="float">
            <text:p>1,198570967</text:p>
          </table:table-cell>
          <table:table-cell table:formula="of:=([.E17]-[.E16])/[.E16]" office:value-type="float" office:value="-0.000010542443571307" calcext:value-type="float">
            <text:p>-1,0542443571307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052" calcext:value-type="float">
            <text:p>18052</text:p>
          </table:table-cell>
          <table:table-cell office:value-type="float" office:value="26.19406128" calcext:value-type="float">
            <text:p>26,19406128</text:p>
          </table:table-cell>
          <table:table-cell office:value-type="float" office:value="0.0000000003026279505" calcext:value-type="float">
            <text:p>3,03E-010</text:p>
          </table:table-cell>
          <table:table-cell office:value-type="float" office:value="1.121677279" calcext:value-type="float">
            <text:p>1,12167727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052" calcext:value-type="float">
            <text:p>18052</text:p>
          </table:table-cell>
          <table:table-cell office:value-type="float" office:value="26.20872116" calcext:value-type="float">
            <text:p>26,20872116</text:p>
          </table:table-cell>
          <table:table-cell office:value-type="float" office:value="0.0000000008489424164" calcext:value-type="float">
            <text:p>8,49E-010</text:p>
          </table:table-cell>
          <table:table-cell office:value-type="float" office:value="1.121504903" calcext:value-type="float">
            <text:p>1,121504903</text:p>
          </table:table-cell>
          <table:table-cell table:style-name="ce3" table:formula="of:=([.E19]-[.E18])/[.E18]" office:value-type="float" office:value="-0.00015367700070894" calcext:value-type="float">
            <text:p>-0,00015367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292" calcext:value-type="float">
            <text:p>18292</text:p>
          </table:table-cell>
          <table:table-cell office:value-type="float" office:value="26.22371292" calcext:value-type="float">
            <text:p>26,22371292</text:p>
          </table:table-cell>
          <table:table-cell office:value-type="float" office:value="0.000000001233909197" calcext:value-type="float">
            <text:p>1,23E-009</text:p>
          </table:table-cell>
          <table:table-cell office:value-type="float" office:value="1.054187536" calcext:value-type="float">
            <text:p>1,054187536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292" calcext:value-type="float">
            <text:p>18292</text:p>
          </table:table-cell>
          <table:table-cell office:value-type="float" office:value="26.24131393" calcext:value-type="float">
            <text:p>26,24131393</text:p>
          </table:table-cell>
          <table:table-cell office:value-type="float" office:value="0.000000004165857437" calcext:value-type="float">
            <text:p>4,17E-009</text:p>
          </table:table-cell>
          <table:table-cell office:value-type="float" office:value="1.054157019" calcext:value-type="float">
            <text:p>1,054157019</text:p>
          </table:table-cell>
          <table:table-cell table:style-name="ce3" table:formula="of:=([.E21]-[.E20])/[.E20]" office:value-type="float" office:value="-0.0000289483597156632" calcext:value-type="float">
            <text:p>-2,89483597156632E-00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8517" calcext:value-type="float">
            <text:p>18517</text:p>
          </table:table-cell>
          <table:table-cell office:value-type="float" office:value="26.25214386" calcext:value-type="float">
            <text:p>26,25214386</text:p>
          </table:table-cell>
          <table:table-cell office:value-type="float" office:value="0.000000002494811913" calcext:value-type="float">
            <text:p>2,49E-009</text:p>
          </table:table-cell>
          <table:table-cell office:value-type="float" office:value="0.9930804372" calcext:value-type="float">
            <text:p>0,9930804372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868324697227386" calcext:value-type="float">
            <text:p>0,00086832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9:09:37.101953063</dc:date>
    <meta:document-statistic meta:table-count="1" meta:cell-count="121" meta:object-count="0"/>
    <meta:generator>LibreOffice/4.1.5.3$Linux_X86_64 LibreOffice_project/410m0$Build-3</meta:generator>
  </office:meta>
</office:document-meta>
</file>